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4" draw:name="Заголовок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25</text:span><text:span text:style-name="a382" text:class-names=""/></text:p>
          </draw:text-box>
          <svg:title/>
          <svg:desc/>
        </draw:frame>
        <draw:frame draw:id="id64" presentation:style-name="a388" draw:name="Подзаголовок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Часть 1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Заголовок-и-объект" presentation:presentation-page-layout-name="Master1-PPL2" draw:id="Slide-257">
        <draw:frame draw:id="id65" presentation:style-name="a393" draw:name="Заголовок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1</text:span><text:span text:style-name="a391" text:class-names=""/></text:p>
          </draw:text-box>
          <svg:title/>
          <svg:desc/>
        </draw:frame>
        <draw:frame draw:id="id66" presentation:style-name="a425" draw:name="Объект 2" svg:x="0.91667in" svg:y="1.99653in" svg:width="11.92799in" svg:height="5.10417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4" text:class-names="">Назовём маской числа последовательность цифр, в которой также могут встречаться следующие символы</text:span><text:span text:style-name="a395" text:class-names="">:<text:line-break/>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— символ "?" означает ровно одну произвольную цифру;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— символ "*" означает любую последовательность цифр произвольной длины; в том числе "*" может задавать и пустую последовательность</text:span><text:span text:style-name="a402" text:class-names="">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5" text:class-names="">Например, маске 123*4?5<text:s text:c="1"/></text:span><text:span text:style-name="a406" text:class-names="">соответсвуют</text:span><text:span text:style-name="a407" text:class-names=""><text:s text:c="1"/>числа 123405 и 12300405</text:span><text:span text:style-name="a408" text:class-names="">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1" text:class-names="">Среди натуральных чисел, не превышающих 10</text:span><text:span text:style-name="a412" text:class-names="">8</text:span><text:span text:style-name="a413" text:class-names="">, найдите все числа, соответствующие маске<text:s text:c="1"/></text:span><text:span text:style-name="a414" text:class-names="">1234*7</text:span><text:span text:style-name="a415" text:class-names="">, делящиеся на 141 без остатка</text:span><text:span text:style-name="a416" text:class-names="">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В ответе запишите в первом столбце таблицы все найденные числа в порядке возрастания, а во втором столбце — соответствующие им результаты деления этих чисел на 141.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draw:page>
      <draw:page draw:name="Slide3" draw:style-name="a426" draw:master-page-name="Master1-Layout2-obj-Заголовок-и-объект" presentation:presentation-page-layout-name="Master1-PPL2" draw:id="Slide-258">
        <draw:frame draw:id="id67" presentation:style-name="a437" draw:name="Заголовок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27" text:class-names="">Функция<text:s text:c="1"/></text:span><text:span text:style-name="a428" text:class-names="">fnmatch</text:span><text:span text:style-name="a429" text:class-names="">()<text:s text:c="1"/></text:span><text:span text:style-name="a430" text:class-names="">модуля<text:s text:c="1"/></text:span><text:span text:style-name="a431" text:class-names="">fnmatch</text:span><text:span text:style-name="a432" text:class-names=""><text:s text:c="1"/>проверяет, соответствует ли строка имени файла шаблонной строке, возвращая True или<text:s text:c="1"/></text:span><text:span text:style-name="a433" text:class-names="">False</text:span><text:span text:style-name="a434" text:class-names=""><text:s text:c="1"/>.</text:span><text:span text:style-name="a435" text:class-names=""/></text:p>
          </draw:text-box>
          <svg:title/>
          <svg:desc/>
        </draw:frame>
        <draw:frame draw:id="id68" presentation:style-name="a487" draw:name="Объект 2" svg:x="0.91667in" svg:y="1.99653in" svg:width="11.92799in" svg:height="5.10417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4" text:class-names="">from<text:s text:c="1"/></text:span><text:span text:style-name="a445" text:class-names="">fnmatch</text:span><text:span text:style-name="a446" text:class-names=""><text:s text:c="1"/>import<text:s text:c="1"/></text:span><text:span text:style-name="a447" text:class-names="">*</text:span><text:span text:style-name="a448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s = ['</text:span><text:span text:style-name="a452" text:class-names="">Привет','пакет','приток','перемена</text:span><text:span text:style-name="a453" text:class-names="">']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for x in s:</text:span></text:p>
              </text:list-item>
            </text:list>
            <text:list text:style-name="a473">
              <text:list-item>
                <text:p text:style-name="a472" text:class-names="" text:cond-style-name=""><text:span text:style-name="a462" text:class-names=""><text:tab/></text:span><text:span text:style-name="a463" text:class-names="">if<text:s text:c="1"/></text:span><text:span text:style-name="a464" text:class-names="">fnmatch</text:span><text:span text:style-name="a465" text:class-names="">(x,'</text:span><text:span text:style-name="a466" text:class-names="">п*е?'):<text:s text:c="1"/></text:span><text:span text:style-name="a467" text:class-names="">print(</text:span><text:span text:style-name="a468" text:class-names="">x,</text:span><text:span text:style-name="a469" text:class-names="">'yes</text:span><text:span text:style-name="a470" text:class-names="">’)</text:span><text:span text:style-name="a471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4" text:class-names=""><text:tab/></text:span><text:span text:style-name="a475" text:class-names="">else</text:span><text:span text:style-name="a476" text:class-names="">: print(</text:span><text:span text:style-name="a477" text:class-names="">x,</text:span><text:span text:style-name="a478" text:class-names="">'no</text:span><text:span text:style-name="a479" text:class-names="">’)</text:span><text:span text:style-name="a480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Попробуем применить этот модуль для задачи 1</text:span><text:span text:style-name="a484" text:class-names=""/></text:p>
              </text:list-item>
            </text:list>
          </draw:text-box>
          <svg:title/>
          <svg:desc/>
        </draw:frame>
      </draw:page>
      <draw:page draw:name="Slide4" draw:style-name="a488" draw:master-page-name="Master1-Layout2-obj-Заголовок-и-объект" presentation:presentation-page-layout-name="Master1-PPL2" draw:id="Slide-259">
        <draw:frame draw:id="id69" presentation:style-name="a492" draw:name="Заголовок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89" text:class-names="">2</text:span><text:span text:style-name="a490" text:class-names=""/></text:p>
          </draw:text-box>
          <svg:title/>
          <svg:desc/>
        </draw:frame>
        <draw:frame draw:id="id70" presentation:style-name="a506" draw:name="Объект 2" svg:x="0.91667in" svg:y="1.99653in" svg:width="11.92799in" svg:height="5.10417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Назовём маской числа последовательность цифр, в которой также могут встречаться следующие символы:<text:line-break/>- символ «?» означает ровно одну произвольную цифру;<text:line-break/>- символ «*» означает любую последовательность произвольной длины; в том числе «*» может задавать и пустую последовательность.</text:span></text:p>
              </text:list-item>
            </text:list>
            <text:list text:style-name="a502">
              <text:list-item>
                <text:p text:style-name="a501" text:class-names="" text:cond-style-name=""><text:span text:style-name="a496" text:class-names="">Например, маске 123*4?5 соответствуют числа 123405 и 12300405.<text:line-break/>Среди натуральных чисел, не превышающих 10</text:span><text:span text:style-name="a497" text:class-names="">10</text:span><text:span text:style-name="a498" text:class-names="">, найдите все числа, соответствующие маске<text:s text:c="1"/></text:span><text:span text:style-name="a499" text:class-names="">4*4736*1</text:span><text:span text:style-name="a500" text:class-names="">, которые делятся на 7993 без остатка. В ответе запишите в первом столбце таблицы все найденные числа в порядке возрастания, а во втором столбце - соответствующие им результаты деления этих чисел на 7993.<text:line-break/>Количество строк в таблице для ответа избыточно.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5" draw:style-name="a507" draw:master-page-name="Master1-Layout2-obj-Заголовок-и-объект" presentation:presentation-page-layout-name="Master1-PPL2" draw:id="Slide-260">
        <draw:frame draw:id="id71" presentation:style-name="a511" draw:name="Заголовок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3</text:span><text:span text:style-name="a509" text:class-names=""/></text:p>
          </draw:text-box>
          <svg:title/>
          <svg:desc/>
        </draw:frame>
        <draw:frame draw:id="id72" presentation:style-name="a535" draw:name="Объект 2" svg:x="0.91667in" svg:y="1.99653in" svg:width="11.92799in" svg:height="5.10417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Назовём маской числа последовательность цифр, в которой также могут встречаться следующие символы: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— символ «?» означает ровно одну произвольную цифру;<text:line-break/>— символ «*» означает любую последовательность цифр произвольной длины; в том числе «*» может задавать и пустую последовательность.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Например, маске 123*4?5 соответствуют числа 123405 и 12300405.</text:span></text:p>
              </text:list-item>
            </text:list>
            <text:list text:style-name="a525">
              <text:list-item>
                <text:p text:style-name="a524" text:class-names="" text:cond-style-name=""><text:span text:style-name="a521" text:class-names="">Среди натуральных чисел, не превышающих 10</text:span><text:span text:style-name="a522" text:class-names="">11</text:span><text:span text:style-name="a523" text:class-names="">, найдите все числа, соответствующие маске *192?3*68, делящиеся на 154682 без остатка.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В ответе запишите в первом столбце таблицы все найденные числа в порядке возрастания, а во втором столбце — соответствующие им результаты деления этих чисел на 154682.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Количество строк в таблице для ответа избыточно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6" draw:style-name="a536" draw:master-page-name="Master1-Layout2-obj-Заголовок-и-объект" presentation:presentation-page-layout-name="Master1-PPL2" draw:id="Slide-261">
        <draw:frame draw:id="id73" presentation:style-name="a540" draw:name="Заголовок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7" text:class-names="">4</text:span><text:span text:style-name="a538" text:class-names=""/></text:p>
          </draw:text-box>
          <svg:title/>
          <svg:desc/>
        </draw:frame>
        <draw:frame draw:id="id74" presentation:style-name="a561" draw:name="Объект 2" svg:x="0.91667in" svg:y="1.99653in" svg:width="11.92799in" svg:height="5.1041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41" text:class-names="">Назовём маской числа последовательность цифр, в которой также могут встречаться следующие символы:</text:span><text:span text:style-name="a542" text:class-names=""><text:line-break/></text:span><text:span text:style-name="a543" text:class-names="">– символ «?» означает ровно одну произвольную цифру;</text:span><text:span text:style-name="a544" text:class-names=""><text:line-break/></text:span><text:span text:style-name="a545" text:class-names="">– символ «*» означает любую последовательность цифр произвольной длины; в том числе «*» может задавать и пустую последовательность.</text:span><text:span text:style-name="a546" text:class-names=""><text:line-break/></text:span><text:span text:style-name="a547" text:class-names="">Например, маске 123*4?5 соответствуют числа 123405 и 12300405.</text:span><text:span text:style-name="a548" text:class-names=""><text:line-break/></text:span><text:span text:style-name="a549" text:class-names="">Среди натуральных чисел, не превышающих 10</text:span><text:span text:style-name="a550" text:class-names="">10</text:span><text:span text:style-name="a551" text:class-names="">, найдите все числа, соответствующие маске 3?12?14*5, делящиеся на 1917 без остатка.</text:span><text:span text:style-name="a552" text:class-names=""><text:line-break/></text:span><text:span text:style-name="a553" text:class-names="">В ответе запишите в первом столбце таблицы все найденные числа в порядке возрастания, а во втором столбце – соответствующие им</text:span><text:span text:style-name="a554" text:class-names=""><text:line-break/></text:span><text:span text:style-name="a555" text:class-names="">результаты деления этих чисел на 1917.</text:span><text:span text:style-name="a556" text:class-names=""><text:line-break/></text:span><text:span text:style-name="a557" text:class-names="">Количество строк в таблице для ответа избыточно.</text:span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2-obj-Заголовок-и-объект" presentation:presentation-page-layout-name="Master1-PPL2" draw:id="Slide-262">
        <draw:frame draw:id="id75" presentation:style-name="a566" draw:name="Заголовок 1" svg:x="0.91667in" svg:y="0.39931in" svg:width="11.5in" svg:height="1.44965in" presentation:class="title" presentation:placeholder="false">
          <draw:text-box>
            <text:p text:style-name="a565" text:class-names="" text:cond-style-name=""><text:span text:style-name="a563" text:class-names="">5</text:span><text:span text:style-name="a564" text:class-names=""/></text:p>
          </draw:text-box>
          <svg:title/>
          <svg:desc/>
        </draw:frame>
        <draw:frame draw:id="id76" presentation:style-name="a571" draw:name="Объект 2" svg:x="0.91667in" svg:y="1.99653in" svg:width="11.5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7" text:class-names="">Назовём маской числа последовательность цифр, в которой также могут встречаться следующие символы: — символ «@» означает любую последовательность нечетных цифр произвольной длины; в том числе «@» может задавать и пустую последовательность. — символ «?» означает одну любую цифру. Например, маске 1@9? соответствуют числа 190, 13591, 1753992. Найдите все натуральные числа, которые не превышают 10**11, соответствуют маске 78?56@321 и делятся на 279. В ответе запишите все найденные числа в порядке возрастания, а справа от каждого число – частное от деления этого числа на 279</text:span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Elena Postanogova</meta:initial-creator>
    <dc:creator>Elena Postanogova</dc:creator>
    <meta:creation-date>2025-09-04T14:44:18Z</meta:creation-date>
    <dc:date>2025-09-04T19:08:20Z</dc:date>
    <meta:editing-cycles>2</meta:editing-cycles>
    <meta:editing-duration>PT15842S</meta:editing-duration>
    <meta:document-statistic meta:paragraph-count="33" meta:word-count="631"/>
  </office:meta>
</office:document-meta>
</file>